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roid Sans" svg:font-family="'Droid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text-properties style:font-name="Times New Roman" fo:font-weight="bold" style:font-weight-asian="bold" style:font-name-complex="Times New Roman"/>
    </style:style>
    <style:style style:name="P4" style:family="paragraph" style:parent-style-name="Standard">
      <style:text-properties style:font-name="Times New Roman" fo:language="en" fo:country="US" fo:font-weight="bold" style:font-weight-asian="bold" style:font-name-complex="Times New Roman"/>
    </style:style>
    <style:style style:name="P5" style:family="paragraph" style:parent-style-name="Standard">
      <style:text-properties style:font-name="Times New Roman" style:font-name-complex="Times New Roman"/>
    </style:style>
    <style:style style:name="P6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" style:font-name-complex="Times New Roman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fo:background-color="#ffff00"/>
    </style:style>
    <style:style style:name="P11" style:family="paragraph" style:parent-style-name="Standard">
      <style:paragraph-properties fo:margin-left="1cm" fo:margin-right="0cm" fo:text-indent="0cm" style:auto-text-indent="false"/>
    </style:style>
    <style:style style:name="P12" style:family="paragraph" style:parent-style-name="Standard">
      <style:paragraph-properties fo:margin-left="1cm" fo:margin-right="0cm" fo:text-indent="0cm" style:auto-text-indent="false"/>
      <style:text-properties style:font-name="Times New Roman" style:font-name-complex="Times New Roman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language="en" fo:country="US" style:font-name-complex="Times New Roman"/>
    </style:style>
    <style:style style:name="T5" style:family="text">
      <style:text-properties style:font-name="Times New Roman" fo:language="en" fo:country="US" fo:font-weight="bold" style:font-weight-asian="bold" style:font-name-complex="Times New Roman"/>
    </style:style>
    <style:style style:name="T6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7" style:family="text">
      <style:text-properties style:font-name="Times New Roman" style:text-underline-style="solid" style:text-underline-width="auto" style:text-underline-color="font-color" fo:background-color="#ffff00" style:font-name-complex="Times New Roman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2pt" style:font-size-asian="12pt" style:font-name-complex="Times New Roman" style:font-size-complex="12pt"/>
    </style:style>
    <style:style style:name="T10" style:family="text">
      <style:text-properties style:font-name="Times New Roman" fo:background-color="#ffff00" style:font-name-complex="Times New Roman"/>
    </style:style>
    <style:style style:name="T11" style:family="text">
      <style:text-properties style:use-window-font-color="true" style:text-outline="false" style:text-line-through-style="none" style:text-position="0% 100%" style:font-name="Droid Sans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Droid Sans Fallback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ТЕХНИЧЕСКОЕ ЗАДАНИЕ</text:p>
      <text:p text:style-name="P1"><text:span text:style-name="T1">на изготовление проекта «СТО»</text:span></text:p>
      <text:p text:style-name="P2">1. Общие сведения</text:p>
      <text:p text:style-name="Standard"><text:span text:style-name="T2">Полное наименование системы:</text:span><text:span text:style-name="T3"> «СТО»</text:span></text:p>
      <text:p text:style-name="Standard"><text:span text:style-name="T2">Номер договора:</text:span><text:span text:style-name="T3"> 777</text:span></text:p>
      <text:p text:style-name="P3">Наименование предприятий разработчика и заказчика системы, их реквизиты: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Standard"><text:span text:style-name="T3">Заказчик ООО «СТО»</text:span></text:p>
            <text:p text:style-name="Standard"><text:span text:style-name="T3">г. Барнаул, ул. Матросова, 7Б</text:span></text:p>
            <text:p text:style-name="Standard"><text:span text:style-name="T4">e-mail: CTO.Vmatrose@mail.ru</text:span></text:p>
            <text:p text:style-name="P4"/>
          </table:table-cell>
          <table:table-cell table:style-name="Таблица1.B1" office:value-type="string">
            <text:p text:style-name="Standard"><text:span text:style-name="T3">Исполнитель ООО «</text:span><text:span text:style-name="T4">Morev</text:span><text:span text:style-name="T3">»</text:span></text:p>
            <text:p text:style-name="P5">г.Барнаул, ул. Калинина, 15в</text:p>
            <text:p text:style-name="Standard"><text:span text:style-name="T4">e-mail: morev1_94@mail.ru</text:span></text:p>
            <text:p text:style-name="P5"/>
          </table:table-cell>
        </table:table-row>
      </table:table>
      <text:p text:style-name="P3"/>
      <text:p text:style-name="Standard"><text:span text:style-name="T2">Основные партнеры фирмы: </text:span><text:span text:style-name="T3">поставщики оборудования</text:span></text:p>
      <text:p text:style-name="Standard"><text:span text:style-name="T2">Перечень документов, на основании которых создается ИС:</text:span><text:span text:style-name="T3"> Договор, Смета на выполнение работ, ТЗ, Календарный план.</text:span></text:p>
      <text:p text:style-name="Standard"><text:span text:style-name="T2">Плановые сроки начала и окончания работ:</text:span><text:span text:style-name="T3"> .22.09.14–19.12.14.</text:span></text:p>
      <text:p text:style-name="Standard"><text:span text:style-name="T2">Сведения об источниках и порядке финансирования работ:</text:span><text:span text:style-name="T3"> Аванс будет внесён не позднее 30.09.14 в размере 50 000 руб. Окончательный расчёт будет осуществлен не позднее 07.12.14, в размере 200 000 руб.</text:span></text:p>
      <text:p text:style-name="Standard"><text:span text:style-name="T3">Все платежи осуществляются безналичным переводом через банк или наличными</text:span></text:p>
      <text:p text:style-name="Standard"><text:span text:style-name="T2">Порядок оформления и предъявления заказчику результатов работ:</text:span><text:span text:style-name="T3"> В течении второго периода работ ИС будет доступна для просмотра</text:span></text:p>
      <text:p text:style-name="P2">2. Назначение и цели создания системы</text:p>
      <text:p text:style-name="P3">Вид автоматизируемой деятельности:</text:p>
      <text:p text:style-name="P7"><text:span text:style-name="T3">• Онлайн доступ к каталогу товаров с фильтрацией и поиском по различным критериям.</text:span></text:p>
      <text:p text:style-name="P7"><text:span text:style-name="T3">• Формирование заказа клиентом на основе предоставляемых услуг</text:span></text:p>
      <text:p text:style-name="Standard"><text:span text:style-name="T2">Перечень объектов, на которых предполагается использование системы: торговые компании.</text:span></text:p>
      <text:p text:style-name="Standard"><text:span text:style-name="T2">Наименования и требуемые значения показателей объекта</text:span><text:span text:style-name="T3"> (технических, технологических, производственно-экономических и др.), которые должны быть достигнуты при внедрении ИС:</text:span></text:p>
      <text:p text:style-name="P7"><text:span text:style-name="T3">• Нахождение фирмы ведущими поисковыми системами (Google, Yandex, </text:span><text:span text:style-name="T4">Mail</text:span><text:span text:style-name="T3"> ).</text:span></text:p>
      <text:p text:style-name="P7"><text:span text:style-name="T3">• Количество клиентов должно увеличиться</text:span></text:p>
      <text:p text:style-name="P7"><text:span text:style-name="T3">• Снизить время поиска по онлайн каталогу</text:span></text:p>
      <text:p text:style-name="P7"><text:soft-page-break/><text:span text:style-name="T3">• Возможность одновременного заказа многими пользователями. </text:span></text:p>
      <text:p text:style-name="P7"><text:span text:style-name="T3">• Освободить рабочее время менеджеров, занимаемое вышеперечисленными операциями </text:span></text:p>
      <text:p text:style-name="P2">3. Характеристика объектов автоматизации</text:p>
      <text:p text:style-name="P3">краткие сведения об объекте автоматизации</text:p>
      <text:p text:style-name="P7"><text:span text:style-name="T3">• Основная деятельность фирмы</text:span><text:span text:style-name="T6">: Проведение технического обслуживания</text:span></text:p>
      <text:p text:style-name="P7"><text:span text:style-name="T3">• Основная номенклатура продаваемого товара: </text:span><text:span text:style-name="T6">автозапчасти</text:span><text:span text:style-name="T3">.</text:span></text:p>
      <text:p text:style-name="P7"><text:span text:style-name="T3">• Основные клиенты фирмы: </text:span><text:span text:style-name="T7"><office:annotation office:name="__Fieldmark__5358_256905552"><dc:creator>Олег Журенков</dc:creator><dc:date>2014-12-20T23:26:32.240431860</dc:date><text:list text:style-name=""><text:list-item><text:p text:style-name="P14"><text:span text:style-name="T11">Вы уверены?</text:span></text:p></text:list-item></text:list></office:annotation></text:span><text:span text:style-name="T7">Женщины и мужчины всех возрастов.</text:span><office:annotation-end office:name="__Fieldmark__5358_256905552"/></text:p>
      <text:p text:style-name="P3">сведения об условиях эксплуатации и характеристиках окружающей среды</text:p>
      <text:p text:style-name="P7"><text:span text:style-name="T3">• </text:span><text:span text:style-name="T10">Технические ресурсы полностью обеспечиваются поставщиками, средства связи — интернет провайдером.</text:span></text:p>
      <text:p text:style-name="P2"/>
      <text:p text:style-name="P2">4. Требования к системе</text:p>
      <text:p text:style-name="P3">4.1. Требования к системе в целом</text:p>
      <text:p text:style-name="P3">требования к структуре и функционированию системы</text:p>
      <text:p text:style-name="P9">• Информация размещается в локальной БД под управлением СУБД MySQL.</text:p>
      <text:p text:style-name="P8"><text:span text:style-name="T3">• Управление БД выполняется администратором</text:span></text:p>
      <text:p text:style-name="P9">• Система должна быть доступна круглосуточно </text:p>
      <text:p text:style-name="P8"><text:span text:style-name="T3">• В перспективе возможность подключить безналичный расчет от клиентов</text:span></text:p>
      <text:p text:style-name="P3">требования к персоналу</text:p>
      <text:p text:style-name="P7"><text:span text:style-name="T3">• Знание технической части автомобиля</text:span></text:p>
      <text:p text:style-name="P7"><text:span text:style-name="T3">• </text:span><text:span text:style-name="T3"><office:annotation office:name="__Fieldmark__5362_256905552"><dc:creator>Олег Журенков</dc:creator><dc:date>2014-12-20T23:28:20.936565757</dc:date><text:list text:continue-numbering="true" text:style-name=""><text:list-item><text:p text:style-name="P14"><text:span text:style-name="T11">… </text:span><text:span text:style-name="T11">для работы с вашей системой?</text:span></text:p></text:list-item></text:list></office:annotation></text:span><text:span text:style-name="T10">Ответственность за проделанную работу</text:span></text:p>
      <text:p text:style-name="P10"><text:span text:style-name="T3">• Вежливость с клиентами</text:span><office:annotation-end office:name="__Fieldmark__5362_256905552"/></text:p>
      <text:p text:style-name="P3">4.2. Требования к функциям (по подсистемам)</text:p>
      <text:p text:style-name="Standard"><text:span text:style-name="T2">перечень подлежащих автоматизации задач, временной регламент реализации каждой функции, требования к качеству реализации каждой функции.</text:span></text:p>
      <text:p text:style-name="P11"><text:span text:style-name="T3">• Список предоставляемых услуг</text:span></text:p>
      <text:p text:style-name="P12">• Каталог товаров<office:annotation><dc:creator>Олег Журенков</dc:creator><dc:date>2014-12-20T23:31:33.758230867</dc:date><text:list text:continue-numbering="true" text:style-name=""><text:list-item><text:p text:style-name="P14"><text:span text:style-name="T11">И всё?</text:span></text:p></text:list-item><text:list-item><text:p text:style-name="P14"><text:span text:style-name="T11">См. ментальную диаграмму!</text:span></text:p></text:list-item></text:list></office:annotation></text:p>
      <text:p text:style-name="P2">5. Состав и содержание работ по созданию системы</text:p>
      <text:p text:style-name="Standard"><text:span text:style-name="T2">1.</text:span><text:span text:style-name="T3"> Сбор и анализ требований (5 дн.).</text:span></text:p>
      <text:p text:style-name="Standard"><text:span text:style-name="T2">2.</text:span><text:span text:style-name="T3"> Анализ ключевых (для проекта) бизнес-процессов, выявление основного функционала и бизнес-</text:span></text:p>
      <text:p text:style-name="P5"><text:soft-page-break/>данных (14 дн.).</text:p>
      <text:p text:style-name="Standard"><text:span text:style-name="T2">3.</text:span><text:span text:style-name="T3"> Проектирование технологической инфраструктуры (5 дн.).</text:span></text:p>
      <text:p text:style-name="Standard"><text:span text:style-name="T2">4.</text:span><text:span text:style-name="T3"> Создание логической модели данных (5 дн.).</text:span></text:p>
      <text:p text:style-name="Standard"><text:span text:style-name="T2">5.</text:span><text:span text:style-name="T3"> Создание физической модели данных (2 дн.).</text:span></text:p>
      <text:p text:style-name="Standard"><text:span text:style-name="T5">6</text:span><text:span text:style-name="T2">.</text:span><text:span text:style-name="T3"> <text:s/>Создание страниц каталога товара (2 дн.).</text:span></text:p>
      <text:p text:style-name="Standard"><text:span text:style-name="T2">7.</text:span><text:span text:style-name="T3"> <text:s/>Создание страниц предоставляемых услуг (2дн.)</text:span></text:p>
      <text:p text:style-name="Standard"><text:span text:style-name="T2">8.</text:span><text:span text:style-name="T3"> </text:span><text:span text:style-name="T10"><office:annotation office:name="__Fieldmark__5363_256905552"><dc:creator>Олег Журенков</dc:creator><dc:date>2014-12-20T23:32:43.738828509</dc:date><text:list text:continue-numbering="true" text:style-name=""><text:list-item><text:p text:style-name="P14"><text:span text:style-name="T11">Вы делаете совсем не то, что изначально планировали!</text:span></text:p></text:list-item></text:list></office:annotation></text:span><text:span text:style-name="T10">Сдача ИС (5 дн.).</text:span><office:annotation-end office:name="__Fieldmark__5363_256905552"/></text:p>
      <text:p text:style-name="Standard"><text:span text:style-name="T2">9. </text:span><text:span text:style-name="T3">Добавление дополнительных модулей.(пожелания заказчика)</text:span></text:p>
      <text:p text:style-name="Standard"><text:span text:style-name="T2">10.</text:span><text:span text:style-name="T3"> Сопровождение ИС (1 год).</text:span></text:p>
      <text:p text:style-name="Standard"><text:span text:style-name="T8">6. Порядок контроля и приёмки систем</text:span></text:p>
      <text:p text:style-name="P12">• Каждый модуль принимается в отдельности.</text:p>
      <text:p text:style-name="P12">• Статус приёмной комиссии — местная.</text:p>
      <text:p text:style-name="Standard"><text:span text:style-name="T8">7. Требования к документированию</text:span></text:p>
      <text:p text:style-name="Standard"><text:span text:style-name="T3">Руководство пользователя в печатном и электронном виде.</text:span></text:p>
      <text:p text:style-name="Standard"><text:span text:style-name="T2">7.1. Источники разработки</text:span><text:span text:style-name="T2"><office:annotation><dc:creator>Олег Журенков</dc:creator><dc:date>2014-12-20T23:33:31.212261650</dc:date><text:list text:continue-numbering="true" text:style-name=""><text:list-item><text:p text:style-name="P14"><text:span text:style-name="T11">Выложить в проект.</text:span></text:p></text:list-item></text:list></office:annotation></text:span></text:p>
      <text:p text:style-name="P12">• Прайс-лист.</text:p>
      <text:p text:style-name="P12">• Счёт-фактура.</text:p>
      <text:p text:style-name="P12">• Накладная.</text:p>
      <text:p text:style-name="P12">• Приходный ордер.</text:p>
      <text:p text:style-name="P5"/>
      <text:p text:style-name="P5"/>
      <text:p text:style-name="P2">8. Доли участия членов команды</text:p>
      <text:p text:style-name="Standard"><text:span text:style-name="T9">Морев <text:s/>(20%)</text:span></text:p>
      <text:p text:style-name="Standard"><text:span text:style-name="T9">Иванов <text:s/>(15%)</text:span></text:p>
      <text:p text:style-name="Standard"><text:span text:style-name="T9">Пивнев (15%)</text:span></text:p>
      <text:p text:style-name="Standard"><text:span text:style-name="T9">Беляев (10%)</text:span></text:p>
      <text:p text:style-name="Standard"><text:span text:style-name="T9">Сыровежкин (20%)</text:span></text:p>
      <text:p text:style-name="Standard"><text:span text:style-name="T9">Киреева (10%)</text:span></text:p>
      <text:p text:style-name="P6"/>
      <text:p text:style-name="P6"><text:soft-page-break/>Веснин (10%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roid Sans" svg:font-family="'Droid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</meta:initial-creator>
    <meta:creation-date>2014-12-18T14:41:00</meta:creation-date>
    <dc:creator>Олег Журенков</dc:creator>
    <dc:date>2014-12-20T23:34:22.479100033</dc:date>
    <meta:editing-cycles>10</meta:editing-cycles>
    <meta:editing-duration>PT23M</meta:editing-duration>
    <meta:generator>LibreOffice/4.1.3.2$Linux_X86_64 LibreOffice_project/410m0$Build-2</meta:generator>
    <meta:document-statistic meta:table-count="1" meta:image-count="0" meta:object-count="0" meta:page-count="4" meta:paragraph-count="81" meta:word-count="502" meta:character-count="3785" meta:non-whitespace-character-count="3362"/>
  </office:meta>
</office:document-meta>
</file>